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3" style:family="table">
      <style:table-properties style:width="17.612cm" fo:margin-left="-0.023cm" table:align="left"/>
    </style:style>
    <style:style style:name="Table3.A" style:family="table-column">
      <style:table-column-properties style:column-width="0.854cm"/>
    </style:style>
    <style:style style:name="Table3.B" style:family="table-column">
      <style:table-column-properties style:column-width="3.946cm"/>
    </style:style>
    <style:style style:name="Table3.C" style:family="table-column">
      <style:table-column-properties style:column-width="5.376cm"/>
    </style:style>
    <style:style style:name="Table3.D" style:family="table-column">
      <style:table-column-properties style:column-width="2.066cm"/>
    </style:style>
    <style:style style:name="Table3.E" style:family="table-column">
      <style:table-column-properties style:column-width="5.371cm"/>
    </style:style>
    <style:style style:name="Table3.A1" style:family="table-cell">
      <style:table-cell-properties fo:padding="0.097cm" fo:border-left="0.25pt solid #000000" fo:border-right="none" fo:border-top="0.25pt solid #000000" fo:border-bottom="0.25pt solid #000000" style:writing-mode="lr-tb"/>
    </style:style>
    <style:style style:name="Table3.E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E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text-properties officeooo:rsid="000264a4" officeooo:paragraph-rsid="000264a4"/>
    </style:style>
    <style:style style:name="P2" style:family="paragraph" style:parent-style-name="Text_20_body">
      <style:text-properties officeooo:rsid="0003f874" officeooo:paragraph-rsid="0003f874"/>
    </style:style>
    <style:style style:name="P3" style:family="paragraph" style:parent-style-name="Text_20_body">
      <style:text-properties officeooo:rsid="00062eb3" officeooo:paragraph-rsid="00062eb3"/>
    </style:style>
    <style:style style:name="P4" style:family="paragraph" style:parent-style-name="Text_20_body">
      <style:text-properties officeooo:rsid="00093c90" officeooo:paragraph-rsid="00093c90"/>
    </style:style>
    <style:style style:name="P5" style:family="paragraph" style:parent-style-name="Text_20_body">
      <style:text-properties officeooo:rsid="00093c90" officeooo:paragraph-rsid="0009e0da"/>
    </style:style>
    <style:style style:name="P6" style:family="paragraph" style:parent-style-name="Text_20_body">
      <style:text-properties officeooo:rsid="000cfe8b" officeooo:paragraph-rsid="000cfe8b"/>
    </style:style>
    <style:style style:name="P7" style:family="paragraph" style:parent-style-name="Text_20_body">
      <style:text-properties officeooo:rsid="0010ced0" officeooo:paragraph-rsid="0010ced0"/>
    </style:style>
    <style:style style:name="P8" style:family="paragraph" style:parent-style-name="Text_20_body">
      <style:text-properties officeooo:rsid="002247ed" officeooo:paragraph-rsid="002247ed"/>
    </style:style>
    <style:style style:name="P9" style:family="paragraph" style:parent-style-name="Table_20_Contents">
      <style:text-properties officeooo:rsid="001d122a" officeooo:paragraph-rsid="001d122a"/>
    </style:style>
    <style:style style:name="P10" style:family="paragraph" style:parent-style-name="Table_20_Contents">
      <style:text-properties officeooo:rsid="001a42be" officeooo:paragraph-rsid="001d122a"/>
    </style:style>
    <style:style style:name="P11" style:family="paragraph" style:parent-style-name="Heading_20_1" style:master-page-name="MP0">
      <style:paragraph-properties style:page-number="auto" fo:break-before="page"/>
    </style:style>
    <style:style style:name="P12" style:family="paragraph" style:parent-style-name="Heading_20_3">
      <style:text-properties officeooo:paragraph-rsid="000fb596"/>
    </style:style>
    <style:style style:name="P13" style:family="paragraph" style:parent-style-name="Text_20_body" style:list-style-name="L1"/>
    <style:style style:name="P14" style:family="paragraph" style:parent-style-name="Text_20_body" style:list-style-name="L2">
      <style:text-properties officeooo:rsid="000264a4" officeooo:paragraph-rsid="000264a4"/>
    </style:style>
    <style:style style:name="P15" style:family="paragraph" style:parent-style-name="Text_20_body" style:list-style-name="L2">
      <style:text-properties officeooo:rsid="00026c0c" officeooo:paragraph-rsid="00026c0c"/>
    </style:style>
    <style:style style:name="P16" style:family="paragraph" style:parent-style-name="Text_20_body" style:list-style-name="L3">
      <style:text-properties officeooo:rsid="00093c90" officeooo:paragraph-rsid="0009e0da"/>
    </style:style>
    <style:style style:name="P17" style:family="paragraph" style:parent-style-name="Text_20_body" style:list-style-name="L3">
      <style:text-properties officeooo:rsid="0009e0da" officeooo:paragraph-rsid="0009e0da"/>
    </style:style>
    <style:style style:name="P18" style:family="paragraph" style:parent-style-name="Text_20_body" style:list-style-name="L3">
      <style:text-properties officeooo:rsid="002247ed" officeooo:paragraph-rsid="002247ed"/>
    </style:style>
    <style:style style:name="P19" style:family="paragraph" style:parent-style-name="Text_20_body" style:list-style-name="L4">
      <style:text-properties officeooo:rsid="000cfe8b" officeooo:paragraph-rsid="000cfe8b"/>
    </style:style>
    <style:style style:name="P20" style:family="paragraph" style:parent-style-name="Text_20_body" style:list-style-name="L5"/>
    <style:style style:name="P21" style:family="paragraph" style:parent-style-name="Text_20_body" style:list-style-name="L6">
      <style:text-properties officeooo:rsid="0012e3e3" officeooo:paragraph-rsid="0012e3e3"/>
    </style:style>
    <style:style style:name="P22" style:family="paragraph" style:parent-style-name="Text_20_body" style:list-style-name="L7">
      <style:text-properties officeooo:rsid="0012e3e3" officeooo:paragraph-rsid="0012e3e3"/>
    </style:style>
    <style:style style:name="P23" style:family="paragraph" style:parent-style-name="Text_20_body" style:list-style-name="L6">
      <style:text-properties officeooo:rsid="0015249b" officeooo:paragraph-rsid="0015249b"/>
    </style:style>
    <style:style style:name="P24" style:family="paragraph" style:parent-style-name="Text_20_body" style:list-style-name="L6">
      <style:text-properties officeooo:rsid="0020d599" officeooo:paragraph-rsid="0020d599"/>
    </style:style>
    <style:style style:name="P25" style:family="paragraph" style:parent-style-name="Text_20_body" style:list-style-name="L8">
      <style:text-properties officeooo:rsid="00220234" officeooo:paragraph-rsid="00220234"/>
    </style:style>
    <style:style style:name="P26" style:family="paragraph" style:parent-style-name="Text_20_body" style:list-style-name="L9">
      <style:text-properties officeooo:rsid="00220234" officeooo:paragraph-rsid="00220234"/>
    </style:style>
    <style:style style:name="P27" style:family="paragraph" style:parent-style-name="Text_20_body" style:list-style-name="L10">
      <style:text-properties officeooo:rsid="00220234" officeooo:paragraph-rsid="00220234"/>
    </style:style>
    <style:style style:name="P28" style:family="paragraph" style:parent-style-name="Text_20_body" style:list-style-name="L11">
      <style:text-properties officeooo:rsid="00220234" officeooo:paragraph-rsid="00220234"/>
    </style:style>
    <style:style style:name="T1" style:family="text">
      <style:text-properties fo:font-size="14pt" fo:font-weight="bold" style:font-size-asian="14pt" style:font-weight-asian="bold" style:font-size-complex="14pt"/>
    </style:style>
    <style:style style:name="T2" style:family="text">
      <style:text-properties style:font-size-complex="13pt"/>
    </style:style>
    <style:style style:name="T3" style:family="text">
      <style:text-properties officeooo:rsid="00026c0c"/>
    </style:style>
    <style:style style:name="T4" style:family="text">
      <style:text-properties officeooo:rsid="00043689"/>
    </style:style>
    <style:style style:name="T5" style:family="text">
      <style:text-properties officeooo:rsid="000804ff"/>
    </style:style>
    <style:style style:name="T6" style:family="text">
      <style:text-properties officeooo:rsid="0009e0da"/>
    </style:style>
    <style:style style:name="T7" style:family="text">
      <style:text-properties officeooo:rsid="00143307"/>
    </style:style>
    <style:style style:name="T8" style:family="text">
      <style:text-properties officeooo:rsid="0017013d"/>
    </style:style>
    <style:style style:name="T9" style:family="text">
      <style:text-properties officeooo:rsid="0017e98d"/>
    </style:style>
    <style:style style:name="T10" style:family="text">
      <style:text-properties officeooo:rsid="001d122a"/>
    </style:style>
    <style:style style:name="T11" style:family="text">
      <style:text-properties officeooo:rsid="001e677d"/>
    </style:style>
    <style:style style:name="T12" style:family="text">
      <style:text-properties officeooo:rsid="0020d599"/>
    </style:style>
    <style:style style:name="T13" style:family="text">
      <style:text-properties officeooo:rsid="00251fd5"/>
    </style:style>
    <style:style style:name="T14" style:family="text">
      <style:text-properties officeooo:rsid="0026f245"/>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Report 1 <text:span text:style-name="T13">Introduction</text:span></text:h>
      <text:h text:style-name="Heading_20_2" text:outline-level="2">Project Information</text:h>
      <text:list xml:id="list2313535870429022127" text:style-name="L1">
        <text:list-item>
          <text:p text:style-name="P13">Project name: <text:span text:style-name="Default_20_Paragraph_20_Font"><text:span text:style-name="T1">Mobile Based Language Learning Application</text:span></text:span></text:p>
        </text:list-item>
        <text:list-item>
          <text:p text:style-name="P13">Project code:<text:span text:style-name="Default_20_Paragraph_20_Font"><text:span text:style-name="T2"> </text:span></text:span><text:span text:style-name="Default_20_Paragraph_20_Font"><text:span text:style-name="T1">MOLA</text:span></text:span></text:p>
        </text:list-item>
        <text:list-item>
          <text:p text:style-name="P13">Product type: <text:span text:style-name="Default_20_Paragraph_20_Font"><text:span text:style-name="T1">Mobile Application</text:span></text:span></text:p>
        </text:list-item>
        <text:list-item>
          <text:p text:style-name="P13">Timeline: <text:span text:style-name="Default_20_Paragraph_20_Font"><text:span text:style-name="T1">From September 2016 To December 2016</text:span></text:span></text:p>
        </text:list-item>
      </text:list>
      <text:h text:style-name="Heading_20_2" text:outline-level="2">Introduction</text:h>
      <text:p text:style-name="P8">The prevalence of mobile technology in today’s society and the wave of technological innovation pose new ways to teach and learn foreign language. We can teach and learn foreign language anytime and anywhere using our mobiles. However, finding a teacher or another learner to practice with in order to improve your speaking skill is very difficult, especially a native speaker.</text:p>
      <text:p text:style-name="P8">With that in mind, Mobile Based Language Learning Application (MOLA) was built to fill those needs. MOLA serves as a place to improve your speaking skill and as a bridge to connect those who want to teach and those who want to learn. Furthermore, MOLA also offers several tools such as Course tool or Dictionary to support the learning and teaching process.</text:p>
      <text:h text:style-name="Heading_20_2" text:outline-level="2">Current Situation</text:h>
      <text:p text:style-name="P3">Knowing and doing are totally difference. Knowing a language, the grammar is one kind of knowledge but using a language, being able to speak fluently, speaking without transaction is the different kind of knowledge. So focus on practicing listening and speaking especially speak to native speakers is become <text:s/>a global trends and a popular demand today.</text:p>
      <text:p text:style-name="P1"><text:span text:style-name="T5">Currently, t</text:span>here are three common way<text:span text:style-name="T4">s</text:span> to practice speaking and listening skill with native speaker<text:span text:style-name="T4">s</text:span>:</text:p>
      <text:list xml:id="list7184879120252063218" text:style-name="L2">
        <text:list-item>
          <text:p text:style-name="P14">For popular language such as English, Chinese, Japanese... students can go to Language Center. <text:span text:style-name="T3">Wealthier resident can hire tutor for their children.</text:span></text:p>
        </text:list-item>
        <text:list-item>
          <text:p text:style-name="P15">For uncommon language, <text:span text:style-name="T5">wealthier resident can study abroad</text:span>. </text:p>
        </text:list-item>
        <text:list-item>
          <text:p text:style-name="P15"><text:span text:style-name="T5">For </text:span>people <text:span text:style-name="T5">who is busy</text:span> or who cannot <text:span text:style-name="T5">afford to</text:span> go abroad can go online. They can make friend with native speaker, <text:span text:style-name="T5">listen and</text:span> speak <text:span text:style-name="T5">to</text:span> them. They also can take online course.</text:p>
        </text:list-item>
      </text:list>
      <text:p text:style-name="P2">Native speakers who want to become a foreign language teacher they have to obtain a bachelor’s degree and often have to travel to country they want to work.</text:p>
      <text:h text:style-name="Heading_20_2" text:outline-level="2">Problem Definition</text:h>
      <text:p text:style-name="P4">Study abroad is the best way to learn not only about language, but also about the culture. <text:span text:style-name="T10">Unfortunately</text:span>, not everybody have enough time or money or skills to do this.</text:p>
      <text:p text:style-name="P5"><text:soft-page-break/>So go to Language Center become the second best choice for many people but its has its own problem:</text:p>
      <text:list xml:id="list2126367232217817688" text:style-name="L3">
        <text:list-item>
          <text:p text:style-name="P16">Timing is the first issue, Almost all student must follow a fixed schedule so people who <text:span text:style-name="T6">is busy with there job or who want to study in their spare time cannot do this.</text:span></text:p>
        </text:list-item>
        <text:list-item>
          <text:p text:style-name="P17">Student-teacher ratio is the second problem, usually there are 10 to 20 students in a class with one teacher so it is hard for teacher to find enough time to practice with all student. Hiring a tutor can solve this problem but it require a lot of money.</text:p>
        </text:list-item>
        <text:list-item>
          <text:p text:style-name="P18">Native Teacher shortage.</text:p>
        </text:list-item>
      </text:list>
      <text:p text:style-name="P6">About the disadvantages of online method:</text:p>
      <text:list xml:id="list6578734355032564435" text:style-name="L4">
        <text:list-item>
          <text:p text:style-name="P19">Usually, there is no warranty, no certificate when study online.</text:p>
        </text:list-item>
        <text:list-item>
          <text:p text:style-name="P19">Sometime it’s boring when follow the same course structure everyday, reading the text, listen<text:span text:style-name="T11">ing</text:span> to the audio, watch<text:span text:style-name="T11">ing</text:span> the video and tak<text:span text:style-name="T11">ing</text:span> the test.</text:p>
        </text:list-item>
        <text:list-item>
          <text:p text:style-name="P19">It require personal computer <text:span text:style-name="T11">connected to the internet</text:span>.</text:p>
        </text:list-item>
      </text:list>
      <text:p text:style-name="P6">Additionally, there is a demand from teacher who want to make more money with their skill in their spare time but currently there is no way to do this.</text:p>
      <text:h text:style-name="Heading_20_2" text:outline-level="2">Proposed Solution</text:h>
      <text:p text:style-name="P7">Base on the current situation and the defined problems, our proposed solution is to build a mobile app named “MOLA” to connect students and teachers around the world.</text:p>
      <text:h text:style-name="P12" text:outline-level="3">Feature functions</text:h>
      <text:h text:style-name="Heading_20_4" text:outline-level="4">Teacher <text:span text:style-name="T14">Component</text:span></text:h>
      <text:list xml:id="list2820642352449315214" text:style-name="L5">
        <text:list-item>
          <text:p text:style-name="P20">Register time slots: users who want to teach can register his/her available time slots so that other users can register to learn.</text:p>
        </text:list-item>
        <text:list-item>
          <text:p text:style-name="P20">Course Tool: a simple tool should be supported so that teachers can compose a course structure.</text:p>
        </text:list-item>
        <text:list-item>
          <text:p text:style-name="P20">Effective score: each teacher can have effective score which indicates how effective he/she has been teaching. The effective score is calculated based on many factors: punctuality (i.e. online at the registered time slots), rating from learners…</text:p>
        </text:list-item>
      </text:list>
      <text:h text:style-name="Heading_20_4" text:outline-level="4">Learner <text:span text:style-name="T14">Component</text:span></text:h>
      <text:list xml:id="list80045061170259" text:continue-numbering="true" text:style-name="L5">
        <text:list-item>
          <text:p text:style-name="P20">Supported learning tools: while practicing speaking with teachers, learners can be supported with tools such as dictionary, pronunciation supports…</text:p>
        </text:list-item>
        <text:list-item>
          <text:p text:style-name="P20">Learner Ranking: each learner will have a ranking score which indicates the progress he/she has made.</text:p>
        </text:list-item>
        <text:list-item>
          <text:p text:style-name="P20">Privacy control: users should be able to control his/her camera viewing from other.</text:p>
        </text:list-item>
        <text:list-item>
          <text:p text:style-name="P20"><text:soft-page-break/>Keep tracking learning progress Suggestion: learners should be able to view suggested teachers and learners</text:p>
        </text:list-item>
      </text:list>
      <text:h text:style-name="Heading_20_3" text:outline-level="3">Advantages and disadvantages</text:h>
      <text:h text:style-name="Heading_20_4" text:outline-level="4">Advantages</text:h>
      <text:list xml:id="list3406934811497663580" text:style-name="L6">
        <text:list-item>
          <text:p text:style-name="P21">Flexible price. Teacher will set the price of the course. Price charge per minute.</text:p>
        </text:list-item>
        <text:list-item>
          <text:p text:style-name="P21">Flexible schedule. <text:span text:style-name="T7">Teacher is free to register his/her available time to teach and learners is free to register to learn any course in this slot. System doesn’t require certain topic for certain slot.</text:span></text:p>
        </text:list-item>
        <text:list-item>
          <text:p text:style-name="P21">Focus on practicing. There is <text:span text:style-name="T8">only</text:span> one student per <text:span text:style-name="T8">slot </text:span>so teachers can focus on practice his/her skill.</text:p>
        </text:list-item>
        <text:list-item>
          <text:p text:style-name="P23">Choose the best teacher. Learner can vote for a teacher and view suggested teachers base on other vote.</text:p>
        </text:list-item>
        <text:list-item>
          <text:p text:style-name="P24">Can learn/teach anywhere with internet connected.</text:p>
        </text:list-item>
      </text:list>
      <text:h text:style-name="Heading_20_4" text:outline-level="4">Disadvantages</text:h>
      <text:list xml:id="list2738454438072491190" text:style-name="L7">
        <text:list-item>
          <text:p text:style-name="P22">Hard to verify language skill of all teachers.</text:p>
        </text:list-item>
        <text:list-item>
          <text:p text:style-name="P22">Require mobile device <text:span text:style-name="T12">with internet connection</text:span>.</text:p>
        </text:list-item>
      </text:list>
      <text:h text:style-name="Heading_20_2" text:outline-level="2">Function Requirement</text:h>
      <text:h text:style-name="Heading_20_3" text:outline-level="3">Learner</text:h>
      <text:list xml:id="list9136978893227886016" text:style-name="L8">
        <text:list-item>
          <text:p text:style-name="P25">Register a course.</text:p>
        </text:list-item>
        <text:list-item>
          <text:p text:style-name="P25">Register a slot.</text:p>
        </text:list-item>
        <text:list-item>
          <text:p text:style-name="P25">Dictionary tool</text:p>
        </text:list-item>
        <text:list-item>
          <text:p text:style-name="P25">Rate teachers.</text:p>
        </text:list-item>
        <text:list-item>
          <text:p text:style-name="P25">Privacy control.</text:p>
        </text:list-item>
      </text:list>
      <text:h text:style-name="Heading_20_3" text:outline-level="3">Teacher</text:h>
      <text:list xml:id="list3404164760425061320" text:style-name="L9">
        <text:list-item>
          <text:p text:style-name="P26">Create a course.</text:p>
        </text:list-item>
        <text:list-item>
          <text:p text:style-name="P26">Create a time frame</text:p>
        </text:list-item>
        <text:list-item>
          <text:p text:style-name="P26">View their learners’ progress.</text:p>
        </text:list-item>
      </text:list>
      <text:h text:style-name="Heading_20_3" text:outline-level="3">Admin</text:h>
      <text:list xml:id="list250478246648900493" text:style-name="L10">
        <text:list-item>
          <text:p text:style-name="P27">Manage account</text:p>
        </text:list-item>
      </text:list>
      <text:h text:style-name="Heading_20_3" text:outline-level="3"><text:soft-page-break/>System</text:h>
      <text:list xml:id="list4049831437643326932" text:style-name="L11">
        <text:list-item>
          <text:p text:style-name="P28">Suggest teachers and learners.</text:p>
        </text:list-item>
        <text:list-item>
          <text:p text:style-name="P28">Tracking learning progress.</text:p>
        </text:list-item>
      </text:list>
      <text:h text:style-name="Heading_20_2" text:outline-level="2">Role and Responsibility</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Contents">No.</text:p>
          </table:table-cell>
          <table:table-cell table:style-name="Table3.A1" office:value-type="string">
            <text:p text:style-name="Table_20_Contents">Full Name</text:p>
          </table:table-cell>
          <table:table-cell table:style-name="Table3.A1" office:value-type="string">
            <text:p text:style-name="Table_20_Contents">Role</text:p>
          </table:table-cell>
          <table:table-cell table:style-name="Table3.A1" office:value-type="string">
            <text:p text:style-name="Table_20_Contents">Position</text:p>
          </table:table-cell>
          <table:table-cell table:style-name="Table3.E1" office:value-type="string">
            <text:p text:style-name="Table_20_Contents">Contact</text:p>
          </table:table-cell>
        </table:table-row>
        <table:table-row>
          <table:table-cell table:style-name="Table3.A2" office:value-type="string">
            <text:p text:style-name="Table_20_Contents">1</text:p>
          </table:table-cell>
          <table:table-cell table:style-name="Table3.A2" office:value-type="string">
            <text:p text:style-name="Table_20_Contents">Nguyễn Huy Hùng</text:p>
          </table:table-cell>
          <table:table-cell table:style-name="Table3.A2" office:value-type="string">
            <text:p text:style-name="P10">Product Owner, Scrum Master</text:p>
          </table:table-cell>
          <table:table-cell table:style-name="Table3.A2" office:value-type="string">
            <text:p text:style-name="Table_20_Contents">Supervisor</text:p>
          </table:table-cell>
          <table:table-cell table:style-name="Table3.E2" office:value-type="string">
            <text:p text:style-name="Table_20_Contents"><text:a xlink:type="simple" xlink:href="mailto:HungNH@fpt.edu.vn" office:target-frame-name="_top" xlink:show="replace" text:style-name="Internet_20_link" text:visited-style-name="Visited_20_Internet_20_Link">H</text:a><text:a xlink:type="simple" xlink:href="mailto:HungNH@fpt.edu.vn" office:target-frame-name="_top" xlink:show="replace" text:style-name="Internet_20_link" text:visited-style-name="Visited_20_Internet_20_Link">ung</text:a><text:a xlink:type="simple" xlink:href="mailto:HungNH@fpt.edu.vn" office:target-frame-name="_top" xlink:show="replace" text:style-name="Internet_20_link" text:visited-style-name="Visited_20_Internet_20_Link">NH</text:a><text:a xlink:type="simple" xlink:href="mailto:HungNH@fpt.edu.vn" office:target-frame-name="_top" xlink:show="replace" text:style-name="Internet_20_link" text:visited-style-name="Visited_20_Internet_20_Link">@fpt.edu.vn</text:a></text:p>
          </table:table-cell>
        </table:table-row>
        <table:table-row>
          <table:table-cell table:style-name="Table3.A2" office:value-type="string">
            <text:p text:style-name="Table_20_Contents">2</text:p>
          </table:table-cell>
          <table:table-cell table:style-name="Table3.A2" office:value-type="string">
            <text:p text:style-name="Table_20_Contents">Nguyễn Phước Thành</text:p>
          </table:table-cell>
          <table:table-cell table:style-name="Table3.A2" office:value-type="string">
            <text:p text:style-name="P9">Developer</text:p>
          </table:table-cell>
          <table:table-cell table:style-name="Table3.A2" office:value-type="string">
            <text:p text:style-name="Table_20_Contents">Leader</text:p>
          </table:table-cell>
          <table:table-cell table:style-name="Table3.E2" office:value-type="string">
            <text:p text:style-name="Table_20_Contents"><text:a xlink:type="simple" xlink:href="mailto:thanhnpse61563@fpt.edu.vn" office:target-frame-name="_top" xlink:show="replace" text:style-name="Internet_20_link" text:visited-style-name="Visited_20_Internet_20_Link"><text:span text:style-name="T9">Th</text:span></text:a><text:a xlink:type="simple" xlink:href="mailto:thanhnpse61563@fpt.edu.vn" office:target-frame-name="_top" xlink:show="replace" text:style-name="Internet_20_link" text:visited-style-name="Visited_20_Internet_20_Link">anh</text:a><text:a xlink:type="simple" xlink:href="mailto:thanhnpse61563@fpt.edu.vn" office:target-frame-name="_top" xlink:show="replace" text:style-name="Internet_20_link" text:visited-style-name="Visited_20_Internet_20_Link">NP</text:a><text:a xlink:type="simple" xlink:href="mailto:thanhnpse61563@fpt.edu.vn" office:target-frame-name="_top" xlink:show="replace" text:style-name="Internet_20_link" text:visited-style-name="Visited_20_Internet_20_Link">se61563@fpt.edu.vn</text:a></text:p>
          </table:table-cell>
        </table:table-row>
        <table:table-row>
          <table:table-cell table:style-name="Table3.A2" office:value-type="string">
            <text:p text:style-name="Table_20_Contents">3</text:p>
          </table:table-cell>
          <table:table-cell table:style-name="Table3.A2" office:value-type="string">
            <text:p text:style-name="Table_20_Contents">Vũ Khánh Hưng</text:p>
          </table:table-cell>
          <table:table-cell table:style-name="Table3.A2" office:value-type="string">
            <text:p text:style-name="P9">Developer</text:p>
          </table:table-cell>
          <table:table-cell table:style-name="Table3.A2" office:value-type="string">
            <text:p text:style-name="Table_20_Contents">Member</text:p>
          </table:table-cell>
          <table:table-cell table:style-name="Table3.E2" office:value-type="string">
            <text:p text:style-name="Table_20_Contents"><text:a xlink:type="simple" xlink:href="mailto:hungvkse61404@fpt.edu.vn" office:target-frame-name="_top" xlink:show="replace" text:style-name="Internet_20_link" text:visited-style-name="Visited_20_Internet_20_Link">Hu</text:a><text:a xlink:type="simple" xlink:href="mailto:hungvkse61404@fpt.edu.vn" office:target-frame-name="_top" xlink:show="replace" text:style-name="Internet_20_link" text:visited-style-name="Visited_20_Internet_20_Link">ng</text:a><text:a xlink:type="simple" xlink:href="mailto:hungvkse61404@fpt.edu.vn" office:target-frame-name="_top" xlink:show="replace" text:style-name="Internet_20_link" text:visited-style-name="Visited_20_Internet_20_Link">VK</text:a><text:a xlink:type="simple" xlink:href="mailto:hungvkse61404@fpt.edu.vn" office:target-frame-name="_top" xlink:show="replace" text:style-name="Internet_20_link" text:visited-style-name="Visited_20_Internet_20_Link">se61404@fpt.edu.vn</text:a></text:p>
          </table:table-cell>
        </table:table-row>
        <table:table-row>
          <table:table-cell table:style-name="Table3.A2" office:value-type="string">
            <text:p text:style-name="Table_20_Contents">4</text:p>
          </table:table-cell>
          <table:table-cell table:style-name="Table3.A2" office:value-type="string">
            <text:p text:style-name="Table_20_Contents">Nguyễn Cao Duy</text:p>
          </table:table-cell>
          <table:table-cell table:style-name="Table3.A2" office:value-type="string">
            <text:p text:style-name="P9">Developer</text:p>
          </table:table-cell>
          <table:table-cell table:style-name="Table3.A2" office:value-type="string">
            <text:p text:style-name="Table_20_Contents">Member</text:p>
          </table:table-cell>
          <table:table-cell table:style-name="Table3.E2" office:value-type="string">
            <text:p text:style-name="Table_20_Contents"><text:a xlink:type="simple" xlink:href="mailto:DuyNCSE61032@fpt.edu.vn" office:target-frame-name="_top" xlink:show="replace" text:style-name="Internet_20_link" text:visited-style-name="Visited_20_Internet_20_Link">DuyNC</text:a><text:a xlink:type="simple" xlink:href="mailto:DuyNCSE61032@fpt.edu.vn" office:target-frame-name="_top" xlink:show="replace" text:style-name="Internet_20_link" text:visited-style-name="Visited_20_Internet_20_Link">se</text:a><text:a xlink:type="simple" xlink:href="mailto:DuyNCSE61032@fpt.edu.vn" office:target-frame-name="_top" xlink:show="replace" text:style-name="Internet_20_link" text:visited-style-name="Visited_20_Internet_20_Link">61032@fpt.edu.vn</text:a></text:p>
          </table:table-cell>
        </table:table-row>
        <table:table-row>
          <table:table-cell table:style-name="Table3.A2" office:value-type="string">
            <text:p text:style-name="Table_20_Contents">5</text:p>
          </table:table-cell>
          <table:table-cell table:style-name="Table3.A2" office:value-type="string">
            <text:p text:style-name="Table_20_Contents">Trần Quang Phúc</text:p>
          </table:table-cell>
          <table:table-cell table:style-name="Table3.A2" office:value-type="string">
            <text:p text:style-name="P9">Developer</text:p>
          </table:table-cell>
          <table:table-cell table:style-name="Table3.A2" office:value-type="string">
            <text:p text:style-name="Table_20_Contents">Member</text:p>
          </table:table-cell>
          <table:table-cell table:style-name="Table3.E2" office:value-type="string">
            <text:p text:style-name="Table_20_Contents"><text:a xlink:type="simple" xlink:href="mailto:PhucTQse60993@fpt.edu.vn" office:target-frame-name="_top" xlink:show="replace" text:style-name="Internet_20_link" text:visited-style-name="Visited_20_Internet_20_Link">PhucTQse60993@fpt.edu.vn</text:a></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0cm" style:auto-text-indent="false" style:writing-mode="lr-tb"/>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_64 LibreOffice_project/31dd62db80d4e60af04904455ec9c9219178d620</meta:generator>
    <meta:creation-date>2016-09-08T21:33:00Z</meta:creation-date>
    <dc:date>2016-09-21T08:00:42.890000000</dc:date>
    <meta:editing-cycles>34</meta:editing-cycles>
    <meta:editing-duration>PT3H55M29S</meta:editing-duration>
    <meta:document-statistic meta:table-count="1" meta:image-count="0" meta:object-count="0" meta:page-count="4" meta:paragraph-count="96" meta:word-count="942" meta:character-count="5625" meta:non-whitespace-character-count="4828"/>
    <meta:template xlink:type="simple" xlink:actuate="onRequest" xlink:title="" xlink:href="Normal"/>
  </office:meta>
</office:document-meta>
</file>